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, serif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font-size-asian="14pt" style:font-size-complex="14pt"/>
    </style:style>
    <style:style style:name="P2" style:family="paragraph" style:parent-style-name="Standard">
      <style:text-properties fo:color="#000000" style:font-name="Times New Roman" fo:font-size="14pt" style:font-size-asian="14pt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color="#c00000" fo:font-size="36pt" style:font-size-asian="36pt" style:font-size-complex="36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 co uczymy się matematyki?</text:p>
      <text:p text:style-name="P1"><text:s text:c="10"/>Jeszcze do niedawna nie zdawałem sobie sprawy z roli jaką matematyka odgrywa w codziennym życiu. Dziś coraz bardziej dostrzegam jej znaczenie i stwierdzam, że bez tego przedmiotu, który uczniowie uznają za najtrudniejszy, nie byłoby nam tak wygodnie i nie moglibyśmy się porozumiewać tak szybko, jak teraz. </text:p>
      <text:p text:style-name="P1"><text:s text:c="9"/>Kiedy zastanawiam się nad swoją przyszłością, to coraz częściej myślę, że będzie ona związana właśnie z matematyką. Zawody, w których najważniejsze jest dobrze rozumieć matematykę są najczęściej bardzo dobrze płatne, są to pracownicy banku, inżynierowie, projektanci, ekonomiści, informatycy i inni. <text:s/></text:p>
      <text:p text:style-name="P1">W tych zawodach niezbędne są umiejętności doskonalone właśnie na tym przedmiocie.</text:p>
      <text:p text:style-name="P1"><text:s text:c="5"/>W codziennym życiu dzięki matematyce potrafimy odczytywać dane z tabeli, określić <text:s/>ile stopni Celsjusza jest na podwórku, obliczyć pola i obwody <text:s/>działek i domów. </text:p>
      <text:p text:style-name="P1">Gdy chcemy kupić dom musimy dobrze wiedzieć ile dane mieszkanie ma m2, ponieważ bez tego nie będziemy wiedzieć czy kupujemy odpowiedni dla nas dom pod względem <text:s/>powierzchni. Musimy umieć wyliczyć, czy nas na niego stać, czyli czy zarobki pozwolą nam go spłacić. Możemy wyliczyć sobie raty zaciągniętego w banku kredytu. Do tego najważniejsze są podstawy czyli dzielenie, dodawanie, mnożenie i odejmowanie. <text:s/></text:p>
      <text:p text:style-name="P1">Idąc dalej to właśnie dzięki matematyce <text:s/>robiąc zakupy <text:s/>wiemy czy starczy nam pieniędzy na spełnienie swoich potrzeb. Kupując paprykę, ziemniaki czy cebulę musimy znać mniejsze jednostki niż kilogramy. Są to dekagramy i gramy. Tego wszystkiego uczymy się prawie codziennie <text:s/>na przedmiocie, który niestety nie jest lubiany wśród uczniów. </text:p>
      <text:p text:style-name="Standard"><text:span text:style-name="T1">W szkole, gdy jesteśmy bardzo niecierpliwi możemy wyliczyć jaką mamy średnią ocen na półrocze czy koniec roku. Do tego musimy <text:s/>rozumieć średnią arytmetyczną. <text:s/>Ta umiejętność przydaje się też wtedy, gdy chcemy obliczyć <text:s/>frekwencję ucznia na zajęciach oraz gdy jesteśmy ciekawi jaka jest średnia </text:span><text:soft-page-break/><text:span text:style-name="T1">temperatura podczas ferii zimowych. W tym czasie najczęściej występują temperatury <text:s/>ujemne, o których też uczymy się na matematyce. </text:span></text:p>
      <text:p text:style-name="P1">Umiejętności matematyczne są niezbędne kierowcom. Skręty w prawo, czy w lewo to nic innego tylko orientacja przestrzenna. Na tym przedmiocie uczymy się także obliczania skali. Oznacza to obliczanie <text:s/>odległości przedstawionej <text:s/>na planie lub mapie w określonej skali. Gdy pojedziemy na wycieczkę zawsze jesteśmy ciekawi, ile kilometrów jest do celu. Najczęściej pytamy <text:s/>o to nauczyciela, ale dzięki matematyce możemy się tego dowiedzieć sami. Musimy tylko wiedzieć ile czasu[t] zajęła nam podróż oraz z jaką średnią prędkością[v] poruszał się nasz środek transportu. </text:p>
      <text:p text:style-name="P1">Wszyscy chłopcy bardzo lubią zegarki. Zawsze kiedy idziemy do kolegi rodzic wyznacza nam czas przebywania u niego. Mama mówi nam „masz 2 godziny i musisz być w domu”. Dlatego musimy dobrze znać się na zegarku, żeby nie nadużywać zaufania mamy. </text:p>
      <text:p text:style-name="P1">Matematyka jest potrzebna nawet dla najmniejszych, <text:s/>którzy chcąc grać w gry planszowe muszą umieć dodawać liczbę oczek na kostce, czy zliczać zdobyte punkty. <text:s/>Uczymy się tego od pierwszej klasy szkoły podstawowej i ćwiczymy to przez całe swoje życie.</text:p>
      <text:p text:style-name="P1"><text:s text:c="6"/>To tylko kilka przykładów zastosowania matematyki w codziennym życiu.</text:p>
      <text:p text:style-name="P1"><text:s text:c="5"/>Moim marzeniem jest mieć kiedyś piękny dom. Wiem, że muszę wcześniej zdobyć zawód, który pomoże mi zrealizować to marzenie. Taki zawód będzie oparty o matematykę. Może będzie to inżynier, makler giełdowy, doradca podatkowy, informatyk…? <text:s/>A może wynalazca czy racjonalizator? A może jeszcze inny, o którym <text:s/>dopiero się dowiem. </text:p>
      <text:p text:style-name="P2">Więc, nie ulega wątpliwości, że matematyka jest niezbędna w naszym życiu. Wszyscy uczymy się matematyki przede wszystkim po to, aby brać życie w swoje ręce!<text:line-break/><text:lin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, serif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ia</meta:initial-creator>
    <dc:creator>i tm</dc:creator>
    <meta:editing-cycles>6</meta:editing-cycles>
    <meta:creation-date>2017-04-06T15:22:00</meta:creation-date>
    <dc:date>2017-05-08T09:49:36.43</dc:date>
    <meta:editing-duration>PT2M13S</meta:editing-duration>
    <meta:generator>OpenOffice/4.1.2$Win32 OpenOffice.org_project/412m3$Build-9782</meta:generator>
    <meta:document-statistic meta:table-count="0" meta:image-count="0" meta:object-count="0" meta:page-count="2" meta:paragraph-count="14" meta:word-count="536" meta:character-count="36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